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0.85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34.56pt"/>
    </style:style>
    <style:style style:name="co6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Capsule mass</text:p>
          </table:table-cell>
          <table:table-cell office:value-type="string" calcext:value-type="string">
            <text:p>Extra mass</text:p>
          </table:table-cell>
          <table:table-cell office:value-type="string" calcext:value-type="string">
            <text:p>Total mass (t)</text:p>
          </table:table-cell>
          <table:table-cell office:value-type="string" calcext:value-type="string">
            <text:p>Diameter (m)</text:p>
          </table:table-cell>
          <table:table-cell office:value-type="string" calcext:value-type="string">
            <text:p>Ballistic coefficient (kg/m^2)</text:p>
          </table:table-cell>
          <table:table-cell office:value-type="string" calcext:value-type="string">
            <text:p>Half-mass BC</text:p>
          </table:table-cell>
          <table:table-cell office:value-type="string" calcext:value-type="string">
            <text:p>Third-mass BC</text:p>
          </table:table-cell>
          <table:table-cell office:value-type="string" calcext:value-type="string">
            <text:p>All-half BC</text:p>
          </table:table-cell>
          <table:table-cell office:value-type="string" calcext:value-type="string">
            <text:p>Custom patch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k1 (plus HS, RCS, chute)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B2]+[.C2]"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table:formula="of:=[.D2]*1000/(0.25*PI()*[.E2]^2)" office:value-type="float" office:value="1140.82263208271" calcext:value-type="float">
            <text:p>1140.82263208271</text:p>
          </table:table-cell>
          <table:table-cell table:formula="of:=([.C2]+[.B2]/2)*1000/(0.25*PI()*[.E2]^2)" office:value-type="float" office:value="814.873308630504" calcext:value-type="float">
            <text:p>814.873308630504</text:p>
          </table:table-cell>
          <table:table-cell table:formula="of:=([.C2]+[.B2]/3)*1000/(0.25*PI()*[.E2]^2)" office:value-type="float" office:value="706.223534146437" calcext:value-type="float">
            <text:p>706.223534146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k1+85</text:p>
          </table:table-cell>
          <table:table-cell table:number-columns-repeated="2"/>
          <table:table-cell office:value-type="float" office:value="3.377" calcext:value-type="float">
            <text:p>3.377</text:p>
          </table:table-cell>
          <table:table-cell office:value-type="float" office:value="1.875" calcext:value-type="float">
            <text:p>1.875</text:p>
          </table:table-cell>
          <table:table-cell table:formula="of:=[.D3]*1000/(0.25*PI()*[.E3]^2)" office:value-type="float" office:value="1223.03429477565" calcext:value-type="float">
            <text:p>1223.03429477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GR Radish plus inline</text:p>
          </table:table-cell>
          <table:table-cell office:value-type="float" office:value="1.43" calcext:value-type="float">
            <text:p>1.43</text:p>
          </table:table-cell>
          <table:table-cell office:value-type="float" office:value="0.15" calcext:value-type="float">
            <text:p>0.15</text:p>
          </table:table-cell>
          <table:table-cell table:formula="of:=[.B4]+[.C4]" office:value-type="float" office:value="1.58" calcext:value-type="float">
            <text:p>1.58</text:p>
          </table:table-cell>
          <table:table-cell office:value-type="float" office:value="1.5" calcext:value-type="float">
            <text:p>1.5</text:p>
          </table:table-cell>
          <table:table-cell table:formula="of:=[.D4]*1000/(0.25*PI()*[.E4]^2)" office:value-type="float" office:value="894.097102525137" calcext:value-type="float">
            <text:p>894.097102525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GR Soy-Juice (plus HS, RCS, chute)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formula="of:=[.B5]+[.C5]" office:value-type="float" office:value="3.8" calcext:value-type="float">
            <text:p>3.8</text:p>
          </table:table-cell>
          <table:table-cell office:value-type="float" office:value="1.875" calcext:value-type="float">
            <text:p>1.875</text:p>
          </table:table-cell>
          <table:table-cell table:formula="of:=[.D5]*1000/(0.25*PI()*[.E5]^2)" office:value-type="float" office:value="1376.23047679818" calcext:value-type="float">
            <text:p>1376.23047679818</text:p>
          </table:table-cell>
          <table:table-cell table:formula="of:=([.C5]+[.B5]/2)*1000/(0.25*PI()*[.E5]^2)" office:value-type="float" office:value="832.981604377849" calcext:value-type="float">
            <text:p>832.981604377849</text:p>
          </table:table-cell>
          <table:table-cell table:formula="of:=([.C5]+[.B5]/3)*1000/(0.25*PI()*[.E5]^2)" office:value-type="float" office:value="651.898646904403" calcext:value-type="float">
            <text:p>651.898646904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0.78" calcext:value-type="float">
            <text:p>0.78</text:p>
          </table:table-cell>
          <table:table-cell office:value-type="float" office:value="0.32" calcext:value-type="float">
            <text:p>0.32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table:formula="of:=[.D6]*1000/(0.25*PI()*[.E6]^2)" office:value-type="float" office:value="387.967728312653" calcext:value-type="float">
            <text:p>387.9677283126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yuz-TMA descent module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office:value-type="float" office:value="2.17" calcext:value-type="float">
            <text:p>2.17</text:p>
          </table:table-cell>
          <table:table-cell table:formula="of:=[.D7]*1000/(0.25*PI()*[.E7]^2)" office:value-type="float" office:value="797.650546193109" calcext:value-type="float">
            <text:p>797.650546193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mini</text:p>
          </table:table-cell>
          <table:table-cell office:value-type="float" office:value="1.67" calcext:value-type="float">
            <text:p>1.67</text:p>
          </table:table-cell>
          <table:table-cell office:value-type="float" office:value="0.31" calcext:value-type="float">
            <text:p>0.31</text:p>
          </table:table-cell>
          <table:table-cell table:formula="of:=[.B8]+[.C8]" office:value-type="float" office:value="1.98" calcext:value-type="float">
            <text:p>1.98</text:p>
          </table:table-cell>
          <table:table-cell office:value-type="float" office:value="2.3" calcext:value-type="float">
            <text:p>2.3</text:p>
          </table:table-cell>
          <table:table-cell table:formula="of:=[.D8]*1000/(0.25*PI()*[.E8]^2)" office:value-type="float" office:value="476.562249258152" calcext:value-type="float">
            <text:p>476.562249258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1-2 (plus HS, RCS, chute)</text:p>
          </table:table-cell>
          <table:table-cell office:value-type="float" office:value="4.1" calcext:value-type="float">
            <text:p>4.1</text:p>
          </table:table-cell>
          <table:table-cell office:value-type="float" office:value="1.8" calcext:value-type="float">
            <text:p>1.8</text:p>
          </table:table-cell>
          <table:table-cell table:formula="of:=[.B9]+[.C9]" office:value-type="float" office:value="5.9" calcext:value-type="float">
            <text:p>5.9</text:p>
          </table:table-cell>
          <table:table-cell office:value-type="float" office:value="2.5" calcext:value-type="float">
            <text:p>2.5</text:p>
          </table:table-cell>
          <table:table-cell table:formula="of:=[.D9]*1000/(0.25*PI()*[.E9]^2)" office:value-type="float" office:value="1201.93813022999" calcext:value-type="float">
            <text:p>1201.93813022999</text:p>
          </table:table-cell>
          <table:table-cell table:formula="of:=([.C9]+[.B9]/2)*1000/(0.25*PI()*[.E9]^2)" office:value-type="float" office:value="784.31555955686" calcext:value-type="float">
            <text:p>784.31555955686</text:p>
          </table:table-cell>
          <table:table-cell table:formula="of:=([.C9]+[.B9]/3)*1000/(0.25*PI()*[.E9]^2)" office:value-type="float" office:value="645.108035999149" calcext:value-type="float">
            <text:p>645.108035999149</text:p>
          </table:table-cell>
          <table:table-cell table:formula="of:=[.F9]/2" office:value-type="float" office:value="600.969065114997" calcext:value-type="float">
            <text:p>600.969065114997</text:p>
          </table:table-cell>
          <table:table-cell/>
          <table:table-cell table:formula="of:=3120/(0.25*PI()*[.E9]^2)" office:value-type="float" office:value="635.601180731793" calcext:value-type="float">
            <text:p>635.601180731793</text:p>
          </table:table-cell>
        </table:table-row>
        <table:table-row table:style-name="ro1">
          <table:table-cell office:value-type="string" calcext:value-type="string">
            <text:p>Mk1-3</text:p>
          </table:table-cell>
          <table:table-cell office:value-type="float" office:value="2.6" calcext:value-type="float">
            <text:p>2.6</text:p>
          </table:table-cell>
          <table:table-cell office:value-type="float" office:value="0.92" calcext:value-type="float">
            <text:p>0.92</text:p>
          </table:table-cell>
          <table:table-cell table:formula="of:=[.B10]+[.C10]" office:value-type="float" office:value="3.52" calcext:value-type="float">
            <text:p>3.52</text:p>
          </table:table-cell>
          <table:table-cell office:value-type="float" office:value="2.5" calcext:value-type="float">
            <text:p>2.5</text:p>
          </table:table-cell>
          <table:table-cell table:formula="of:=[.D10]*1000/(0.25*PI()*[.E10]^2)" office:value-type="float" office:value="717.088511594844" calcext:value-type="float">
            <text:p>717.088511594844</text:p>
          </table:table-cell>
          <table:table-cell table:formula="of:=([.C10]+[.B10]/2)*1000/(0.25*PI()*[.E10]^2)" office:value-type="float" office:value="452.25468628993" calcext:value-type="float">
            <text:p>452.25468628993</text:p>
          </table:table-cell>
          <table:table-cell/>
          <table:table-cell table:formula="of:=[.F10]/2" office:value-type="float" office:value="358.544255797422" calcext:value-type="float">
            <text:p>358.544255797422</text:p>
          </table:table-cell>
          <table:table-cell table:formula="of:=(2+0.12+0.4)*1000/(0.25*PI()*[.E10]^2)" office:value-type="float" office:value="513.370184437218" calcext:value-type="float">
            <text:p>513.370184437218</text:p>
          </table:table-cell>
          <table:table-cell table:formula="of:=3120/(0.25*PI()*[.E10]^2)" office:value-type="float" office:value="635.601180731793" calcext:value-type="float">
            <text:p>635.601180731793</text:p>
          </table:table-cell>
        </table:table-row>
        <table:table-row table:style-name="ro1">
          <table:table-cell office:value-type="string" calcext:value-type="string">
            <text:p>LETech 4K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formula="of:=[.B11]+[.C11]"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D11]*1000/(0.25*PI()*[.E11]^2)" office:value-type="float" office:value="1426.02829010338" calcext:value-type="float">
            <text:p>1426.02829010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ollo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table:formula="of:=[.D12]*1000/(0.25*PI()*[.E12]^2)" office:value-type="float" office:value="460.408776860184" calcext:value-type="float">
            <text:p>460.408776860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o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3]*1000/(0.25*PI()*[.E13]^2)" office:value-type="float" office:value="509.295817894065" calcext:value-type="float">
            <text:p>509.295817894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EST</text:p>
          </table:table-cell>
          <table:table-cell table:number-columns-repeated="2"/>
          <table:table-cell office:value-type="float" office:value="5.25" calcext:value-type="float">
            <text:p>5.25</text:p>
          </table:table-cell>
          <table:table-cell office:value-type="float" office:value="3.75" calcext:value-type="float">
            <text:p>3.75</text:p>
          </table:table-cell>
          <table:table-cell table:formula="of:=[.D14]*1000/(0.25*PI()*[.E14]^2)" office:value-type="float" office:value="475.342763367794" calcext:value-type="float">
            <text:p>475.342763367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T</text:p>
          </table:table-cell>
          <table:table-cell office:value-type="float" office:value="7.7" calcext:value-type="float">
            <text:p>7.7</text:p>
          </table:table-cell>
          <table:table-cell office:value-type="float" office:value="3.4" calcext:value-type="float">
            <text:p>3.4</text:p>
          </table:table-cell>
          <table:table-cell table:formula="of:=[.B15]+[.C15]" office:value-type="float" office:value="11.1" calcext:value-type="float">
            <text:p>11.1</text:p>
          </table:table-cell>
          <table:table-cell office:value-type="float" office:value="3.75" calcext:value-type="float">
            <text:p>3.75</text:p>
          </table:table-cell>
          <table:table-cell table:formula="of:=[.D15]*1000/(0.25*PI()*[.E15]^2)" office:value-type="float" office:value="1005.01041397762" calcext:value-type="float">
            <text:p>1005.01041397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urus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formula="of:=[.B16]+[.C16]" office:value-type="float" office:value="10.5" calcext:value-type="float">
            <text:p>10.5</text:p>
          </table:table-cell>
          <table:table-cell office:value-type="float" office:value="3.75" calcext:value-type="float">
            <text:p>3.75</text:p>
          </table:table-cell>
          <table:table-cell table:formula="of:=[.D16]*1000/(0.25*PI()*[.E16]^2)" office:value-type="float" office:value="950.685526735588" calcext:value-type="float">
            <text:p>950.6855267355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.23" calcext:value-type="float">
            <text:p>4.23</text:p>
          </table:table-cell>
          <table:table-cell office:value-type="float" office:value="2.5" calcext:value-type="float">
            <text:p>2.5</text:p>
          </table:table-cell>
          <table:table-cell table:formula="of:=[.D17]*1000/(0.25*PI()*[.E17]^2)" office:value-type="float" office:value="861.728523876758" calcext:value-type="float">
            <text:p>861.7285238767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2</text:p>
          </table:table-cell>
          <table:table-cell office:value-type="float" office:value="1.56" calcext:value-type="float">
            <text:p>1.56</text:p>
          </table:table-cell>
          <table:table-cell office:value-type="float" office:value="0.3" calcext:value-type="float">
            <text:p>0.3</text:p>
          </table:table-cell>
          <table:table-cell table:formula="of:=[.B18]+[.C18]" office:value-type="float" office:value="1.86" calcext:value-type="float">
            <text:p>1.86</text:p>
          </table:table-cell>
          <table:table-cell office:value-type="float" office:value="1.857" calcext:value-type="float">
            <text:p>1.857</text:p>
          </table:table-cell>
          <table:table-cell table:formula="of:=[.D18]*1000/(0.25*PI()*[.E18]^2)" office:value-type="float" office:value="686.750928666018" calcext:value-type="float">
            <text:p>686.750928666018</text:p>
          </table:table-cell>
          <table:table-cell table:formula="of:=([.C18]+[.B18]/2)*1000/(0.25*PI()*[.E18]^2)" office:value-type="float" office:value="398.758603741559" calcext:value-type="float">
            <text:p>398.758603741559</text:p>
          </table:table-cell>
          <table:table-cell table:formula="of:=([.C18]+[.B18]/3)*1000/(0.25*PI()*[.E18]^2)" office:value-type="float" office:value="302.761162100073" calcext:value-type="float">
            <text:p>302.76116210007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1:14:20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21:45:13.564000000</meta:creation-date>
    <dc:date>2018-11-17T20:03:04.406000000</dc:date>
    <meta:editing-duration>P12DT23H54M33S</meta:editing-duration>
    <meta:editing-cycles>18</meta:editing-cycles>
    <meta:generator>LibreOffice/6.0.6.2$Windows_X86_64 LibreOffice_project/0c292870b25a325b5ed35f6b45599d2ea4458e77</meta:generator>
    <meta:document-statistic meta:table-count="1" meta:cell-count="115" meta:object-count="0"/>
  </office:meta>
</office:document-meta>
</file>